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00a933" fo:border="0.06pt solid #000000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5" table:visibility="collapse" table:default-cell-style-name="ce10"/>
        <table:table-column table:style-name="co4" table:default-cell-style-name="ce3"/>
        <table:table-column table:style-name="co7" table:default-cell-style-name="ce10"/>
        <table:table-column table:style-name="co6" table:default-cell-style-name="ce26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stionnaire 1 10%</text:p>
          </table:table-cell>
          <table:table-cell table:style-name="ce7" office:value-type="string" calcext:value-type="string">
            <text:p>Midterm Exam Three Party Coalition Exercise Round 1 20%</text:p>
          </table:table-cell>
          <table:table-cell table:style-name="ce7" office:value-type="string" calcext:value-type="string">
            <text:p>Primer Corte 30%</text:p>
          </table:table-cell>
          <table:table-cell table:style-name="ce1" office:value-type="string" calcext:value-type="string">
            <text:p>Cumulative grade 30%</text:p>
          </table:table-cell>
          <table:table-cell table:style-name="ce1" office:value-type="string" calcext:value-type="string">
            <text:p>Questionnaire 2 10%</text:p>
          </table:table-cell>
          <table:table-cell table:style-name="ce7" office:value-type="string" calcext:value-type="string">
            <text:p>Cumulative grade 40%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]*0.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F2]*0.3 + [.H2]*0.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]*0.3" office:value-type="float" office:value="12.6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F3]*0.3 + [.H3]*0.1" office:value-type="float" office:value="15.6" calcext:value-type="float">
            <text:p>16</text:p>
          </table:table-cell>
          <table:table-cell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4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4]*0.3 + [.H4]*0.1" office:value-type="float" office:value="15.4" calcext:value-type="float">
            <text:p>15</text:p>
          </table:table-cell>
          <table:table-cell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5]*0.3" office:value-type="float" office:value="9.9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F5]*0.3 + [.H5]*0.1" office:value-type="float" office:value="11.4" calcext:value-type="float">
            <text:p>11</text:p>
          </table:table-cell>
          <table:table-cell/>
          <table:table-cell table:style-name="ce30"/>
          <table:table-cell table:style-name="ce24" office:value-type="string" calcext:value-type="string">
            <text:p>Problems in platform moodle the grade will be equal to Midterm Exam Three Party Coalition Exercise Round 2</text:p>
          </table:table-cell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6]*0.3" office:value-type="float" office:value="10.5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F6]*0.3 + [.H6]*0.1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F7]*0.3" office:value-type="float" office:value="8.1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F7]*0.3 + [.H7]*0.1" office:value-type="float" office:value="11.6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" office:value-type="float" office:value="11.4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F8]*0.3 + [.H8]*0.1" office:value-type="float" office:value="14.9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9]*0.3" office:value-type="float" office:value="9.6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F9]*0.3 + [.H9]*0.1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0]*0.3" office:value-type="float" office:value="11.4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F10]*0.3 + [.H10]*0.1" office:value-type="float" office:value="16.4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1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1]*0.3 + [.H11]*0.1" office:value-type="float" office:value="17.5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12]*0.3" office:value-type="float" office:value="12.6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F12]*0.3 + [.H12]*0.1" office:value-type="float" office:value="16.6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3]*0.3" office:value-type="float" office:value="14.1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3]*0.3 + [.H13]*0.1" office:value-type="float" office:value="18.1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14]*0.3" office:value-type="float" office:value="14.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4]*0.3 + [.H14]*0.1" office:value-type="float" office:value="18.4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15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15]*0.3 + [.H15]*0.1" office:value-type="float" office:value="15.4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6]*0.3" office:value-type="float" office:value="14.1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F16]*0.3 + [.H16]*0.1" office:value-type="float" office:value="17.6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7]*0.3" office:value-type="float" office:value="13.5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F17]*0.3 + [.H17]*0.1" office:value-type="float" office:value="16.5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9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19]*0.3 + [.H19]*0.1" office:value-type="float" office:value="15.4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20]*0.3" office:value-type="float" office:value="9.9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20]*0.3 + [.H20]*0.1" office:value-type="float" office:value="13.9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1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21]*0.3 + [.H21]*0.1" office:value-type="float" office:value="14.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2]*0.3" office:value-type="float" office:value="12.9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F22]*0.3 + [.H22]*0.1" office:value-type="float" office:value="17.4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23]*0.3" office:value-type="float" office:value="11.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F23]*0.3 + [.H23]*0.1" office:value-type="float" office:value="16.1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F24]*0.3" office:value-type="float" office:value="9" calcext:value-type="float">
            <text:p>9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5]*0.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F25]*0.3 + [.H25]*0.1" office:value-type="float" office:value="16.5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6]*0.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F26]*0.3 + [.H26]*0.1" office:value-type="float" office:value="15.5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7]*0.3" office:value-type="float" office:value="9.6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27]*0.3 + [.H27]*0.1" office:value-type="float" office:value="11.6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8]*0.3" office:value-type="float" office:value="9.9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28]*0.3 + [.H28]*0.1" office:value-type="float" office:value="11.9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F29]*0.3" office:value-type="float" office:value="9.9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F29]*0.3 + [.H29]*0.1" office:value-type="float" office:value="14.9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0]*0.3" office:value-type="float" office:value="11.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F30]*0.3 + [.H30]*0.1" office:value-type="float" office:value="15.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2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32]*0.3 + [.H32]*0.1" office:value-type="float" office:value="14.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33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33]*0.3 + [.H33]*0.1" office:value-type="float" office:value="15.4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4]*0.3" office:value-type="float" office:value="9.9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[.F34]*0.3 + [.H34]*0.1" office:value-type="float" office:value="13.4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5]*0.3" office:value-type="float" office:value="14.1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F35]*0.3 + [.H35]*0.1" office:value-type="float" office:value="19.1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F36]*0.3" office:value-type="float" office:value="8.1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F36]*0.3 + [.H36]*0.1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" office:value-type="float" office:value="10.5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F37]*0.3 + [.H37]*0.1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38]*0.3" office:value-type="float" office:value="12.6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F38]*0.3 + [.H38]*0.1" office:value-type="float" office:value="17.1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9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39]*0.3 + [.H39]*0.1" office:value-type="float" office:value="17.5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F40]*0.3" office:value-type="float" office:value="12.9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F40]*0.3 + [.H40]*0.1" office:value-type="float" office:value="16.4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1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41]*0.3 + [.H41]*0.1" office:value-type="float" office:value="13.6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2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42]*0.3 + [.H42]*0.1" office:value-type="float" office:value="13.6" calcext:value-type="float">
            <text:p>14</text:p>
          </table:table-cell>
          <table:table-cell table:number-columns-repeated="3"/>
        </table:table-row>
        <table:table-row table:style-name="ro2">
          <table:table-cell table:style-name="Default" table:number-columns-repeated="9"/>
          <table:table-cell table:style-name="ce27"/>
          <table:table-cell table:number-columns-repeated="2"/>
        </table:table-row>
        <table:table-row table:style-name="ro2">
          <table:table-cell table:style-name="Default" table:number-columns-repeated="9"/>
          <table:table-cell table:style-name="ce27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F4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30">00/00/0000</text:date>, <text:time style:data-style-name="N2" text:time-value="20:01:36.86864439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30T20:03:56.146270243</dc:date>
    <meta:editing-duration>PT1H48M51S</meta:editing-duration>
    <meta:editing-cycles>10</meta:editing-cycles>
    <meta:document-statistic meta:table-count="1" meta:cell-count="381" meta:object-count="0"/>
  </office:meta>
</office:document-meta>
</file>